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50000021CDF91255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7cm" svg:height="9.143cm" svg:x="3.796cm" svg:y="0.004cm">
          <draw:image xlink:href="Pictures/10000001000001C50000021CDF91255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9.1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  <dc:date>2024-04-06T09:45:02.006893119</dc:date>
    <meta:editing-cycles>13</meta:editing-cycles>
    <meta:editing-duration>PT7H26M11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